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I chose to use Node.js over Java or C++ for instance, as I had been using Node in a office setting for the previous 8 months, and had grown comfortable with it.</text:p>
      <text:p text:style-name="Standard"><text:tab/>I am using Electron to build and package my project. Electron is a framework that lets me build my project as though it were a website, and then distribute it as a stand-alone app. I chose this, as it allows my project to be cross-platform and work across Windows/ Mac Os/ Linux without any additional work on my part. It also allows me to style my program using simple CSS, in lieu of having to program GUI elements, which would be significantly more complex, for no obvious gain.</text:p>
      <text:p text:style-name="Standard"><text:tab/>I am using React.js to build my UI, as I have some hands on experience using it in professional projects. React is used and maintained by Faceboo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ne Quinn</meta:initial-creator>
    <meta:creation-date>2016-10-18T16:28:56.70</meta:creation-date>
    <meta:document-statistic meta:table-count="0" meta:image-count="0" meta:object-count="0" meta:page-count="1" meta:paragraph-count="3" meta:word-count="147" meta:character-count="791"/>
    <dc:date>2016-10-18T16:46:16.47</dc:date>
    <dc:creator>Jane Quinn</dc:creator>
    <meta:editing-duration>PT2M8S</meta:editing-duration>
    <meta:editing-cycles>1</meta:editing-cycles>
    <meta:generator>OpenOffice/4.1.2$Win32 OpenOffice.org_project/412m3$Build-9782</meta:generator>
  </office:meta>
</office:document-meta>
</file>